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fc1" officeooo:paragraph-rsid="00160fc1"/>
    </style:style>
    <style:style style:name="P2" style:family="paragraph" style:parent-style-name="Standard">
      <style:text-properties officeooo:rsid="00160fc1" officeooo:paragraph-rsid="00194d5c"/>
    </style:style>
    <style:style style:name="P3" style:family="paragraph" style:parent-style-name="Standard">
      <style:text-properties officeooo:rsid="00160fc1" officeooo:paragraph-rsid="001993a2"/>
    </style:style>
    <style:style style:name="P4" style:family="paragraph" style:parent-style-name="Standard">
      <style:text-properties officeooo:rsid="0017db2f" officeooo:paragraph-rsid="0017db2f"/>
    </style:style>
    <style:style style:name="P5" style:family="paragraph" style:parent-style-name="Standard">
      <style:text-properties officeooo:rsid="00194d5c" officeooo:paragraph-rsid="00194d5c"/>
    </style:style>
    <style:style style:name="P6" style:family="paragraph" style:parent-style-name="Standard">
      <style:text-properties officeooo:rsid="001bb625" officeooo:paragraph-rsid="001ee949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7db2f" officeooo:paragraph-rsid="0017db2f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7db2f" officeooo:paragraph-rsid="001ab522"/>
    </style:style>
    <style:style style:name="P9" style:family="paragraph" style:parent-style-name="Standard">
      <style:text-properties officeooo:rsid="001dfcb7" officeooo:paragraph-rsid="001dfcb7"/>
    </style:style>
    <style:style style:name="P10" style:family="paragraph" style:parent-style-name="Standard">
      <style:text-properties officeooo:rsid="001f951e" officeooo:paragraph-rsid="001ff1a2"/>
    </style:style>
    <style:style style:name="P11" style:family="paragraph" style:parent-style-name="Heading_20_1">
      <style:text-properties officeooo:rsid="0017db2f" officeooo:paragraph-rsid="0017db2f"/>
    </style:style>
    <style:style style:name="P12" style:family="paragraph" style:parent-style-name="Heading_20_1">
      <style:text-properties officeooo:rsid="001993a2" officeooo:paragraph-rsid="001993a2"/>
    </style:style>
    <style:style style:name="P13" style:family="paragraph" style:parent-style-name="Heading_20_2">
      <style:text-properties officeooo:paragraph-rsid="001993a2"/>
    </style:style>
    <style:style style:name="P14" style:family="paragraph" style:parent-style-name="Heading_20_3">
      <style:text-properties officeooo:rsid="001f951e" officeooo:paragraph-rsid="001f951e"/>
    </style:style>
    <style:style style:name="T1" style:family="text">
      <style:text-properties officeooo:rsid="001734e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93a2" style:font-style-asian="italic" style:font-style-complex="italic"/>
    </style:style>
    <style:style style:name="T4" style:family="text">
      <style:text-properties officeooo:rsid="00194d5c"/>
    </style:style>
    <style:style style:name="T5" style:family="text">
      <style:text-properties officeooo:rsid="001993a2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93a2" style:font-style-asian="normal" style:font-style-complex="normal"/>
    </style:style>
    <style:style style:name="T8" style:family="text">
      <style:text-properties fo:font-style="normal" officeooo:rsid="001bddc4" style:font-style-asian="normal" style:font-style-complex="normal"/>
    </style:style>
    <style:style style:name="T9" style:family="text">
      <style:text-properties fo:font-style="normal" officeooo:rsid="001ee949" style:font-style-asian="normal" style:font-style-complex="normal"/>
    </style:style>
    <style:style style:name="T10" style:family="text">
      <style:text-properties officeooo:rsid="00160f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</text:p>
      <text:p text:style-name="P1"/>
      <text:h text:style-name="P11" text:outline-level="1">Arborescence</text:h>
      <text:p text:style-name="P4">Dev/ <text:span text:style-name="T2">(fichiers de développement)</text:span></text:p>
      <text:p text:style-name="P4">documentation.odt</text:p>
      <text:p text:style-name="P4">htdocs/ <text:span text:style-name="T2">(serveur web)</text:span></text:p>
      <text:p text:style-name="P7">admin/ <text:span text:style-name="T2">(back office)</text:span></text:p>
      <text:p text:style-name="P7">images/</text:p>
      <text:p text:style-name="P8"><text:tab/><text:span text:style-name="T5">maintheme/ </text:span><text:span text:style-name="T3">( images de l’interface principale)</text:span></text:p>
      <text:p text:style-name="P7">index.php</text:p>
      <text:p text:style-name="P7">posts/</text:p>
      <text:p text:style-name="P7">posts.xml</text:p>
      <text:p text:style-name="P4">todo.txt</text:p>
      <text:h text:style-name="P12" text:outline-level="1">Charte graphique</text:h>
      <text:h text:style-name="Heading_20_3" text:outline-level="3"><text:span text:style-name="T1">Taille et f</text:span>ormat de référence</text:h>
      <text:p text:style-name="P5">Nom / Taille L*H / Résolution / Format</text:p>
      <text:p text:style-name="P1"><text:span text:style-name="T1">Full = </text:span>1080*1920 pixels, 72 ppi, <text:span text:style-name="T1">PNG 24</text:span></text:p>
      <text:p text:style-name="P2"><text:span text:style-name="T4">H</text:span>alf <text:span text:style-name="T4">= </text:span>1080*<text:span text:style-name="T4">960 </text:span>pixels, 72 ppi, <text:span text:style-name="T1">PNG 24</text:span><text:line-break/><text:span text:style-name="T4">Q</text:span>uarter <text:span text:style-name="T4">= 540</text:span>*<text:span text:style-name="T4">960 </text:span>pixels, 72 ppi, <text:span text:style-name="T1">PNG 24</text:span><text:line-break/><text:span text:style-name="T4">T</text:span>humbnail <text:span text:style-name="T4">=</text:span></text:p>
      <text:p text:style-name="P2"/>
      <text:p text:style-name="P9">Pour les tailles F<text:span text:style-name="T3">ull</text:span><text:span text:style-name="T5">, </text:span><text:span text:style-name="T3">Half</text:span><text:span text:style-name="T5"> et </text:span><text:span text:style-name="T3">Quarter</text:span> les clients doivent fournir un visuel avec 25 pixels de fond perdu. </text:p>
      <text:h text:style-name="P14" text:outline-level="3">Page des t<text:span text:style-name="T4">humbnail</text:span>s</text:h>
      <text:p text:style-name="P10">La page de liste des visuels doit contenir 9 lignes de vignettes maximum par page pour une hauteur de 200 pixels dans le format de référence <text:span text:style-name="T10">1080*1920 pixels avec un bandeau de 120 pixels de hauteur sur chaque page.</text:span></text:p>
      <text:h text:style-name="P13" text:outline-level="2">Images</text:h>
      <text:h text:style-name="Heading_20_3" text:outline-level="3">Thème principal</text:h>
      <text:p text:style-name="P3"><text:span text:style-name="T5">Les images de l’interface principale sont dans le dossier </text:span><text:span text:style-name="T3">images/maintheme/</text:span></text:p>
      <text:p text:style-name="P3">Un cadre de 25 <text:span text:style-name="T5">pixels s’affiche sur images des tailles </text:span><text:span text:style-name="T3">Full</text:span><text:span text:style-name="T5">, </text:span><text:span text:style-name="T3">Half</text:span><text:span text:style-name="T5"> et </text:span><text:span text:style-name="T3">Quarter</text:span><text:span text:style-name="T7"> par superposition des visuels présentés dans le kiosque avec ceux du thème. Les fichiers du thème possède un masque alpha.</text:span></text:p>
      <text:p text:style-name="P6"><text:span text:style-name="T7">P</text:span><text:span text:style-name="T6">our refaire un cadre à l’identique, il faudra partir d’un fichier à fond blanc, lui </text:span><text:span text:style-name="T8">ajouter un cadre avec </text:span><text:span text:style-name="T6">noir de valeur 333333 </text:span><text:span text:style-name="T9">puis</text:span><text:span text:style-name="T6"> </text:span><text:span text:style-name="T9">créer </text:span><text:span text:style-name="T8">une couche alpha sur le fond blanc (</text:span><text:span text:style-name="T9">avec </text:span><text:span text:style-name="T8">Gimp </text:span><text:span text:style-name="T9">la </text:span><text:span text:style-name="T8">fonction « couleur vers alpha » </text:span><text:span text:style-name="T9">)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Air</meta:initial-creator>
    <meta:creation-date>2016-10-15T02:38:09.843786536</meta:creation-date>
    <dc:date>2016-10-16T01:59:56.883801904</dc:date>
    <dc:creator>David Air</dc:creator>
    <meta:editing-duration>PT2H34M15S</meta:editing-duration>
    <meta:editing-cycles>7</meta:editing-cycles>
    <meta:generator>LibreOffice/5.2.2.2$Linux_X86_64 LibreOffice_project/20m0$Build-2</meta:generator>
    <meta:document-statistic meta:table-count="0" meta:image-count="0" meta:object-count="0" meta:page-count="1" meta:paragraph-count="25" meta:word-count="215" meta:character-count="1273" meta:non-whitespace-character-count="1081"/>
  </office:meta>
</office:document-meta>
</file>